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" table:style-name="ta1">
        <table:shapes>
          <draw:frame draw:z-index="0" draw:style-name="gr1" draw:text-style-name="P1" svg:width="159.99mm" svg:height="89.99mm" svg:x="10.88mm" svg:y="1mm">
            <loext:p draw:notify-on-update-of-ranges="graph.A1:graph.A301 graph.B1:graph.B301 graph.C1:graph.C301 graph.D1:graph.D301 graph.E1:graph.E3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41" calcext:value-type="float">
            <text:p>0,4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43" calcext:value-type="float">
            <text:p>0,4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47" calcext:value-type="float">
            <text:p>0,4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53" calcext:value-type="float">
            <text:p>0,5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73" calcext:value-type="float">
            <text:p>0,7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81" calcext:value-type="float">
            <text:p>0,8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87" calcext:value-type="float">
            <text:p>0,8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,8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,9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97" calcext:value-type="float">
            <text:p>0,9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01" calcext:value-type="float">
            <text:p>1,0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02" calcext:value-type="float">
            <text:p>1,0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03" calcext:value-type="float">
            <text:p>1,0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04" calcext:value-type="float">
            <text:p>1,0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07" calcext:value-type="float">
            <text:p>1,0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09" calcext:value-type="float">
            <text:p>1,0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11" calcext:value-type="float">
            <text:p>1,1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12" calcext:value-type="float">
            <text:p>1,1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13" calcext:value-type="float">
            <text:p>1,1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17" calcext:value-type="float">
            <text:p>1,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18" calcext:value-type="float">
            <text:p>1,1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19" calcext:value-type="float">
            <text:p>1,1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21" calcext:value-type="float">
            <text:p>1,2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22" calcext:value-type="float">
            <text:p>1,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23" calcext:value-type="float">
            <text:p>1,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24" calcext:value-type="float">
            <text:p>1,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26" calcext:value-type="float">
            <text:p>1,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27" calcext:value-type="float">
            <text:p>1,2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28" calcext:value-type="float">
            <text:p>1,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31" calcext:value-type="float">
            <text:p>1,3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34" calcext:value-type="float">
            <text:p>1,3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36" calcext:value-type="float">
            <text:p>1,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37" calcext:value-type="float">
            <text:p>1,3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38" calcext:value-type="float">
            <text:p>1,3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39" calcext:value-type="float">
            <text:p>1,3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41" calcext:value-type="float">
            <text:p>1,4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42" calcext:value-type="float">
            <text:p>1,4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43" calcext:value-type="float">
            <text:p>1,4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44" calcext:value-type="float">
            <text:p>1,4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46" calcext:value-type="float">
            <text:p>1,4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47" calcext:value-type="float">
            <text:p>1,4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48" calcext:value-type="float">
            <text:p>1,4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49" calcext:value-type="float">
            <text:p>1,4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51" calcext:value-type="float">
            <text:p>1,5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52" calcext:value-type="float">
            <text:p>1,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53" calcext:value-type="float">
            <text:p>1,5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54" calcext:value-type="float">
            <text:p>1,5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56" calcext:value-type="float">
            <text:p>1,5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57" calcext:value-type="float">
            <text:p>1,5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58" calcext:value-type="float">
            <text:p>1,5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59" calcext:value-type="float">
            <text:p>1,5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61" calcext:value-type="float">
            <text:p>1,6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62" calcext:value-type="float">
            <text:p>1,6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63" calcext:value-type="float">
            <text:p>1,6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64" calcext:value-type="float">
            <text:p>1,6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66" calcext:value-type="float">
            <text:p>1,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67" calcext:value-type="float">
            <text:p>1,6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68" calcext:value-type="float">
            <text:p>1,6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69" calcext:value-type="float">
            <text:p>1,6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71" calcext:value-type="float">
            <text:p>1,7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72" calcext:value-type="float">
            <text:p>1,7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73" calcext:value-type="float">
            <text:p>1,7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74" calcext:value-type="float">
            <text:p>1,7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76" calcext:value-type="float">
            <text:p>1,7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78" calcext:value-type="float">
            <text:p>1,7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79" calcext:value-type="float">
            <text:p>1,7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81" calcext:value-type="float">
            <text:p>1,8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82" calcext:value-type="float">
            <text:p>1,8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83" calcext:value-type="float">
            <text:p>1,8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84" calcext:value-type="float">
            <text:p>1,8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86" calcext:value-type="float">
            <text:p>1,8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87" calcext:value-type="float">
            <text:p>1,8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88" calcext:value-type="float">
            <text:p>1,8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89" calcext:value-type="float">
            <text:p>1,89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91" calcext:value-type="float">
            <text:p>1,9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92" calcext:value-type="float">
            <text:p>1,9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93" calcext:value-type="float">
            <text:p>1,93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94" calcext:value-type="float">
            <text:p>1,94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97" calcext:value-type="float">
            <text:p>1,9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98" calcext:value-type="float">
            <text:p>1,9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.99" calcext:value-type="float">
            <text:p>1,9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01" calcext:value-type="float">
            <text:p>2,0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02" calcext:value-type="float">
            <text:p>2,0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03" calcext:value-type="float">
            <text:p>2,0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04" calcext:value-type="float">
            <text:p>2,0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06" calcext:value-type="float">
            <text:p>2,0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07" calcext:value-type="float">
            <text:p>2,0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08" calcext:value-type="float">
            <text:p>2,0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09" calcext:value-type="float">
            <text:p>2,0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11" calcext:value-type="float">
            <text:p>2,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12" calcext:value-type="float">
            <text:p>2,1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13" calcext:value-type="float">
            <text:p>2,1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14" calcext:value-type="float">
            <text:p>2,14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16" calcext:value-type="float">
            <text:p>2,1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17" calcext:value-type="float">
            <text:p>2,1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18" calcext:value-type="float">
            <text:p>2,1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19" calcext:value-type="float">
            <text:p>2,19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21" calcext:value-type="float">
            <text:p>2,2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22" calcext:value-type="float">
            <text:p>2,2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23" calcext:value-type="float">
            <text:p>2,23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24" calcext:value-type="float">
            <text:p>2,2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26" calcext:value-type="float">
            <text:p>2,26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27" calcext:value-type="float">
            <text:p>2,2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,2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29" calcext:value-type="float">
            <text:p>2,2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31" calcext:value-type="float">
            <text:p>2,3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32" calcext:value-type="float">
            <text:p>2,3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33" calcext:value-type="float">
            <text:p>2,3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34" calcext:value-type="float">
            <text:p>2,3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36" calcext:value-type="float">
            <text:p>2,36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37" calcext:value-type="float">
            <text:p>2,3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38" calcext:value-type="float">
            <text:p>2,3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39" calcext:value-type="float">
            <text:p>2,3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41" calcext:value-type="float">
            <text:p>2,4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42" calcext:value-type="float">
            <text:p>2,42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43" calcext:value-type="float">
            <text:p>2,43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44" calcext:value-type="float">
            <text:p>2,4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46" calcext:value-type="float">
            <text:p>2,4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47" calcext:value-type="float">
            <text:p>2,47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48" calcext:value-type="float">
            <text:p>2,48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49" calcext:value-type="float">
            <text:p>2,4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51" calcext:value-type="float">
            <text:p>2,5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52" calcext:value-type="float">
            <text:p>2,52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53" calcext:value-type="float">
            <text:p>2,53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54" calcext:value-type="float">
            <text:p>2,5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56" calcext:value-type="float">
            <text:p>2,5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57" calcext:value-type="float">
            <text:p>2,57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58" calcext:value-type="float">
            <text:p>2,58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59" calcext:value-type="float">
            <text:p>2,5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61" calcext:value-type="float">
            <text:p>2,6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62" calcext:value-type="float">
            <text:p>2,6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63" calcext:value-type="float">
            <text:p>2,63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64" calcext:value-type="float">
            <text:p>2,64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66" calcext:value-type="float">
            <text:p>2,6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67" calcext:value-type="float">
            <text:p>2,6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68" calcext:value-type="float">
            <text:p>2,6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69" calcext:value-type="float">
            <text:p>2,69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71" calcext:value-type="float">
            <text:p>2,7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72" calcext:value-type="float">
            <text:p>2,7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73" calcext:value-type="float">
            <text:p>2,73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74" calcext:value-type="float">
            <text:p>2,7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76" calcext:value-type="float">
            <text:p>2,76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77" calcext:value-type="float">
            <text:p>2,7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78" calcext:value-type="float">
            <text:p>2,78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79" calcext:value-type="float">
            <text:p>2,79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81" calcext:value-type="float">
            <text:p>2,8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82" calcext:value-type="float">
            <text:p>2,8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83" calcext:value-type="float">
            <text:p>2,83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84" calcext:value-type="float">
            <text:p>2,8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86" calcext:value-type="float">
            <text:p>2,86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87" calcext:value-type="float">
            <text:p>2,8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88" calcext:value-type="float">
            <text:p>2,8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89" calcext:value-type="float">
            <text:p>2,8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91" calcext:value-type="float">
            <text:p>2,9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92" calcext:value-type="float">
            <text:p>2,9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93" calcext:value-type="float">
            <text:p>2,9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94" calcext:value-type="float">
            <text:p>2,9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96" calcext:value-type="float">
            <text:p>2,9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97" calcext:value-type="float">
            <text:p>2,9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98" calcext:value-type="float">
            <text:p>2,98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.99" calcext:value-type="float">
            <text:p>2,9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2T18:50:44.539601773</dc:date>
    <meta:editing-duration>PT1M26S</meta:editing-duration>
    <meta:editing-cycles>1</meta:editing-cycles>
    <meta:document-statistic meta:table-count="1" meta:cell-count="150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3.454cm" style:legend-expansion="high" chart:style-name="ch2"/>
        <chart:plot-area chart:style-name="ch3" table:cell-range-address="graph.A1:graph.E301" chart:data-source-has-labels="column" svg:x="0.32cm" svg:y="0.18cm" svg:width="12.323cm" svg:height="8.64cm">
          <chartooo:coordinate-region svg:x="1.232cm" svg:y="0.379cm" svg:width="11.27cm" svg:height="8.242cm"/>
          <chart:axis chart:dimension="x" chart:name="primary-x" chart:style-name="ch4" chartooo:axis-type="auto">
            <chartooo:date-scale/>
            <chart:categories table:cell-range-address="graph.A1:graph.A3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.B1:graph.B301" chart:class="chart:line">
            <chart:data-point chart:repeated="301"/>
          </chart:series>
          <chart:series chart:style-name="ch7" chart:values-cell-range-address="graph.C1:graph.C301" chart:class="chart:line">
            <chart:data-point chart:repeated="301"/>
          </chart:series>
          <chart:series chart:style-name="ch8" chart:values-cell-range-address="graph.D1:graph.D301" chart:class="chart:line">
            <chart:data-point chart:repeated="301"/>
          </chart:series>
          <chart:series chart:style-name="ch9" chart:values-cell-range-address="graph.E1:graph.E301" chart:class="chart:line">
            <chart:data-point chart:repeated="3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raph.A1:graph.A301</svg:desc>
                </draw:g>
              </table:table-cell>
              <table:table-cell office:value-type="float" office:value="31">
                <text:p>31</text:p>
                <draw:g>
                  <svg:desc>graph.B1:graph.B301</svg:desc>
                </draw:g>
              </table:table-cell>
              <table:table-cell office:value-type="float" office:value="0">
                <text:p>0</text:p>
                <draw:g>
                  <svg:desc>graph.C1:graph.C301</svg:desc>
                </draw:g>
              </table:table-cell>
              <table:table-cell office:value-type="float" office:value="0">
                <text:p>0</text:p>
                <draw:g>
                  <svg:desc>graph.D1:graph.D301</svg:desc>
                </draw:g>
              </table:table-cell>
              <table:table-cell office:value-type="float" office:value="91">
                <text:p>91</text:p>
                <draw:g>
                  <svg:desc>graph.E1:graph.E30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121">
                <text:p>-12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121">
                <text:p>-12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121">
                <text:p>-12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121">
                <text:p>-12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121">
                <text:p>-12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121">
                <text:p>-12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121">
                <text:p>-12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121">
                <text:p>-12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121">
                <text:p>-12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121">
                <text:p>-12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121">
                <text:p>-12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121">
                <text:p>-12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121">
                <text:p>-12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121">
                <text:p>-12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121">
                <text:p>-12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121">
                <text:p>-12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121">
                <text:p>-12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121">
                <text:p>-12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19">
                <text:p>1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19">
                <text:p>1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19">
                <text:p>1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19">
                <text:p>1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19">
                <text:p>1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19">
                <text:p>1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19">
                <text:p>1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19">
                <text:p>1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19">
                <text:p>1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19">
                <text:p>1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51">
                <text:p>2.51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53">
                <text:p>2.53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57">
                <text:p>2.57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59">
                <text:p>2.59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61">
                <text:p>2.61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63">
                <text:p>2.63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67">
                <text:p>2.67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69">
                <text:p>2.69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71">
                <text:p>2.71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73">
                <text:p>2.73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77">
                <text:p>2.77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79">
                <text:p>2.79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81">
                <text:p>2.81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83">
                <text:p>2.83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87">
                <text:p>2.87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89">
                <text:p>2.89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91">
                <text:p>2.91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93">
                <text:p>2.93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97">
                <text:p>2.97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113">
                <text:p>1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.99">
                <text:p>2.99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113">
                <text:p>1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113">
                <text:p>113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